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p text:style-name="P1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08T14:49:18.997958849</dc:date>
    <meta:editing-duration>PT3H14M27S</meta:editing-duration>
    <meta:editing-cycles>12</meta:editing-cycles>
    <meta:generator>LibreOffice/25.8.4.2$Linux_X86_64 LibreOffice_project/290daaa01b999472f0c7a3890eb6a550fd74c6df</meta:generator>
    <meta:document-statistic meta:table-count="5" meta:image-count="0" meta:object-count="0" meta:page-count="40" meta:paragraph-count="688" meta:word-count="13934" meta:character-count="85088" meta:non-whitespace-character-count="71589"/>
  </office:meta>
</office:document-meta>
</file>